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line-height="121%"/>
    </style:style>
    <style:style style:name="P2" style:family="paragraph" style:parent-style-name="Standard">
      <style:paragraph-properties fo:margin-top="0in" fo:margin-bottom="0.111in" loext:contextual-spacing="false" fo:line-height="142%"/>
    </style:style>
    <style:style style:name="P3" style:family="paragraph" style:parent-style-name="Standard">
      <style:paragraph-properties fo:margin-top="0in" fo:margin-bottom="0.111in" loext:contextual-spacing="false" fo:line-height="142%"/>
      <style:text-properties fo:color="#333333" style:font-name="Consolas" fo:font-size="10pt" fo:background-color="#f4f5fa" style:font-name-asian="Consolas1" style:font-size-asian="10pt" style:font-name-complex="Consolas1" style:font-size-complex="10pt"/>
    </style:style>
    <style:style style:name="P4" style:family="paragraph" style:parent-style-name="Heading_20_3">
      <loext:graphic-properties draw:fill="solid" draw:fill-color="#f4f5fa"/>
      <style:paragraph-properties fo:margin-top="0.2083in" fo:margin-bottom="0.111in" loext:contextual-spacing="false" fo:line-height="138%" fo:keep-together="auto" fo:background-color="#f4f5fa" fo:keep-with-next="auto"/>
    </style:style>
    <style:style style:name="P5" style:family="paragraph" style:parent-style-name="Heading_20_3" style:master-page-name="Standard">
      <loext:graphic-properties draw:fill="solid" draw:fill-color="#f4f5fa"/>
      <style:paragraph-properties fo:margin-top="0.2083in" fo:margin-bottom="0.111in" loext:contextual-spacing="false" fo:line-height="138%" fo:keep-together="auto" style:page-number="1" fo:background-color="#f4f5fa" fo:keep-with-next="auto"/>
    </style:style>
    <style:style style:name="T1" style:family="text">
      <style:text-properties fo:color="#50667b" style:font-name="Roboto" fo:font-size="13pt" style:font-name-asian="Roboto1" style:font-size-asian="13pt" style:font-name-complex="Roboto1" style:font-size-complex="13pt"/>
    </style:style>
    <style:style style:name="T2" style:family="text">
      <style:text-properties fo:color="#333333" style:font-name="Consolas" fo:font-size="10pt" fo:background-color="#f4f5fa" loext:char-shading-value="0" style:font-name-asian="Consolas1" style:font-size-asian="10pt" style:font-name-complex="Consolas1" style:font-size-complex="10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font-name="Consolas" fo:font-size="10pt" style:text-underline-style="solid" style:text-underline-width="auto" style:text-underline-color="font-color" fo:background-color="#f4f5fa" loext:char-shading-value="0" style:font-name-asian="Consolas1" style:font-size-asian="10pt" style:font-name-complex="Consolas1" style:font-size-complex="10pt"/>
    </style:style>
    <style:style style:name="T5" style:family="text">
      <style:text-properties fo:color="#0077aa" style:font-name="Consolas" fo:font-size="10.5pt" fo:background-color="#f5f2f0" loext:char-shading-value="0" style:font-name-asian="Consolas1" style:font-size-asian="10.5pt" style:font-name-complex="Consolas1" style:font-size-complex="10.5pt"/>
    </style:style>
    <style:style style:name="T6" style:family="text">
      <style:text-properties style:font-name="Consolas" fo:font-size="10.5pt" fo:background-color="#f5f2f0" loext:char-shading-value="0" style:font-name-asian="Consolas1" style:font-size-asian="10.5pt" style:font-name-complex="Consolas1" style:font-size-complex="10.5pt"/>
    </style:style>
    <style:style style:name="T7" style:family="text">
      <style:text-properties fo:color="#999999" style:font-name="Consolas" fo:font-size="10.5pt" fo:background-color="#f5f2f0" loext:char-shading-value="0" style:font-name-asian="Consolas1" style:font-size-asian="10.5pt" style:font-name-complex="Consolas1" style:font-size-complex="10.5pt"/>
    </style:style>
    <style:style style:name="T8" style:family="text">
      <style:text-properties fo:color="#a67f59" style:font-name="Consolas" fo:font-size="10.5pt" fo:background-color="#f5f2f0" loext:char-shading-value="0" style:font-name-asian="Consolas1" style:font-size-asian="10.5pt" style:font-name-complex="Consolas1" style:font-size-complex="10.5pt"/>
    </style:style>
    <style:style style:name="T9" style:family="text">
      <style:text-properties fo:color="#990055" style:font-name="Consolas" fo:font-size="10.5pt" fo:background-color="#f5f2f0" loext:char-shading-value="0" style:font-name-asian="Consolas1" style:font-size-asian="10.5pt" style:font-name-complex="Consolas1" style:font-size-complex="10.5pt"/>
    </style:style>
    <style:style style:name="T10" style:family="text">
      <style:text-properties fo:color="#708090" style:font-name="Consolas" fo:font-size="10.5pt" fo:background-color="#f5f2f0" loext:char-shading-value="0" style:font-name-asian="Consolas1" style:font-size-asian="10.5pt" style:font-name-complex="Consolas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xkjhidqf6gr"/><text:span text:style-name="T1">1. Что выведет alert(typeof NaN); ?</text:span></text:p>
      <text:p text:style-name="Standard">Number, потому что NaN по ES стандарту хоть и не может быть выражен реальным числом все равно относиться к типу чисел и входит в Number.Nan</text:p>
      <text:p text:style-name="P4"><text:bookmark text:name="_4m9fdi58wn01"/><text:span text:style-name="T1">2. Что выведет alert(NaN === NaN); ?</text:span></text:p>
      <text:p text:style-name="Standard">false, потому что NuN всего лишь указывает на то что это не число, но не указывает на что то конкретное и не представляется возможным проверить их равенство</text:p>
      <text:p text:style-name="P4"><text:bookmark text:name="_3idmcef38mjv"/><text:span text:style-name="T1">3. 0.1 + 0.2 == 0.3 ?</text:span></text:p>
      <text:p text:style-name="Standard">false из за того как JS хранит числа с плавающей запятой в памяти, что то вроде 0.1 + 0.2 <text:s/>= 0.299999 или 0.3000004, а это в свою очередь не равно 0.3</text:p>
      <text:p text:style-name="P4"><text:bookmark text:name="_xhzlxqqx1gyj"/><text:span text:style-name="T1">4. Какой тип будет иметь переменная a, если она создается при помощи следующего кода:</text:span></text:p>
      <text:p text:style-name="P2"><text:span text:style-name="T2"><text:line-break/>var a = "a,b".split(',');</text:span></text:p>
      <text:p text:style-name="P2">object, т.к. в js он входит в производный тип данных, наравне с функциями и регулярными выражениями<text:span text:style-name="T2"><text:line-break/></text:span></text:p>
      <text:p text:style-name="P4"><text:bookmark text:name="_cpef4gxv7ioo"/><text:span text:style-name="T1">5. Сделать так, чтобы при нажатии на элемент &lt;а&gt; алертом выводилось «Hello world!».</text:span></text:p>
      <text:p text:style-name="Standard">&lt;a onclick=”alert(‘Hello world!’); return false;” &gt;Click me&lt;/a&gt;</text:p>
      <text:p text:style-name="P4"><text:bookmark text:name="_rdl4voav5lvc"/><text:span text:style-name="T1">6. Найти все элементы div с классом one, а также все элементы p с классом two. Затем добавить им всем класс three и визуально плавно спустить вниз.</text:span></text:p>
      <text:p text:style-name="Standard"><text:a xlink:type="simple" xlink:href="https://jsfiddle.net/ur3f1n5x/" text:style-name="ListLabel_20_1" text:visited-style-name="ListLabel_20_1"><text:span text:style-name="T3">https://jsfiddle.net/ur3f1n5x/</text:span></text:a></text:p>
      <text:p text:style-name="Standard"/>
      <text:p text:style-name="P4"><text:bookmark text:name="_nl957l806y57"/><text:span text:style-name="T1">7. Выбрать видимый div с именем red, который содержит тег span.</text:span></text:p>
      <text:p text:style-name="Standard"><text:a xlink:type="simple" xlink:href="https://jsfiddle.net/sb14p8um/" text:style-name="ListLabel_20_1" text:visited-style-name="ListLabel_20_1"><text:span text:style-name="T3">https://jsfiddle.net/sb14p8um/</text:span></text:a></text:p>
      <text:p text:style-name="Standard"/>
      <text:p text:style-name="P4"><text:bookmark text:name="_b424w7rrt3j9"/><text:span text:style-name="T1">8. Привести пример замыкания.</text:span></text:p>
      <text:p text:style-name="P1"><text:span text:style-name="T5">function</text:span><text:span text:style-name="T6"> makeCounter</text:span><text:span text:style-name="T7">()</text:span><text:span text:style-name="T6"> </text:span><text:span text:style-name="T7">{</text:span><text:span text:style-name="T6"><text:line-break/> <text:s/></text:span><text:span text:style-name="T5">var</text:span><text:span text:style-name="T6"> currentCount </text:span><text:span text:style-name="T8">=</text:span><text:span text:style-name="T6"> </text:span><text:span text:style-name="T9">1</text:span><text:span text:style-name="T7">;</text:span><text:span text:style-name="T6"><text:line-break/><text:line-break/> <text:s/></text:span><text:span text:style-name="T5">return</text:span><text:span text:style-name="T6"> </text:span><text:span text:style-name="T5">function</text:span><text:span text:style-name="T7">()</text:span><text:span text:style-name="T6"> </text:span><text:span text:style-name="T7">{</text:span><text:span text:style-name="T6"> </text:span><text:span text:style-name="T10">// (**)</text:span><text:span text:style-name="T6"><text:line-break/> <text:s text:c="3"/></text:span><text:span text:style-name="T5">return</text:span><text:span text:style-name="T6"> currentCount</text:span><text:span text:style-name="T8">++</text:span><text:span text:style-name="T7">;</text:span><text:span text:style-name="T6"><text:line-break/> <text:s/></text:span><text:span text:style-name="T7">};</text:span><text:span text:style-name="T6"><text:line-break/></text:span><text:span text:style-name="T7">}</text:span><text:span text:style-name="T6"><text:line-break/><text:line-break/></text:span><text:span text:style-name="T5">var</text:span><text:span text:style-name="T6"> counter </text:span><text:span text:style-name="T8">=</text:span><text:span text:style-name="T6"> makeCounter</text:span><text:span text:style-name="T7">();</text:span><text:span text:style-name="T6"> </text:span><text:span text:style-name="T10">// (*)</text:span><text:span text:style-name="T6"><text:line-break/><text:line-break/></text:span><text:span text:style-name="T10">// каждый вызов увеличивает счётчик и возвращает результат</text:span><text:span text:style-name="T6"><text:line-break/>alert</text:span><text:span text:style-name="T7">(</text:span><text:span text:style-name="T6"> counter</text:span><text:span text:style-name="T7">()</text:span><text:span text:style-name="T6"> </text:span><text:span text:style-name="T7">);</text:span><text:span text:style-name="T6"> </text:span><text:span text:style-name="T10">// 1</text:span><text:span text:style-name="T6"><text:line-break/>alert</text:span><text:span text:style-name="T7">(</text:span><text:span text:style-name="T6"> counter</text:span><text:span text:style-name="T7">()</text:span><text:span text:style-name="T6"> </text:span><text:span text:style-name="T7">);</text:span><text:span text:style-name="T6"> </text:span><text:span text:style-name="T10">// 2</text:span><text:span text:style-name="T6"><text:line-break/>alert</text:span><text:span text:style-name="T7">(</text:span><text:span text:style-name="T6"> counter</text:span><text:span text:style-name="T7">()</text:span><text:span text:style-name="T6"> </text:span><text:span text:style-name="T7">);</text:span><text:span text:style-name="T6"> </text:span><text:span text:style-name="T10">// 3</text:span><text:span text:style-name="T6"><text:line-break/><text:line-break/></text:span><text:span text:style-name="T10">// создать другой счётчик, он будет независим от первого</text:span><text:span text:style-name="T6"><text:line-break/></text:span><text:span text:style-name="T5">var</text:span><text:span text:style-name="T6"> counter2 </text:span><text:span text:style-name="T8">=</text:span><text:span text:style-name="T6"> makeCounter</text:span><text:span text:style-name="T7">();</text:span><text:span text:style-name="T6"><text:line-break/>alert</text:span><text:span text:style-name="T7">(</text:span><text:span text:style-name="T6"> counter2</text:span><text:span text:style-name="T7">()</text:span><text:span text:style-name="T6"> </text:span><text:span text:style-name="T7">);</text:span><text:span text:style-name="T6"> </text:span><text:span text:style-name="T10">// 1</text:span></text:p>
      <text:p text:style-name="Standard"/>
      <text:p text:style-name="P4"><text:bookmark text:name="_kzimy72d0igi"/><text:span text:style-name="T1">9. Написать функцию, которая уменьшает или увеличивает указанное время на заданное количество минут, например:</text:span></text:p>
      <text:p text:style-name="P2"><text:span text:style-name="T2">changeTime('10:00', 1) //return '10:01'<text:line-break/>changeTime('10:00', -1) //return '09:59'<text:line-break/>changeTime('23:59', 1) //return '00:00'<text:line-break/>changeTime('00:00', -1) //return '23:59'</text:span></text:p>
      <text:p text:style-name="P2"><text:span text:style-name="T2"><text:line-break/></text:span><text:a xlink:type="simple" xlink:href="https://jsfiddle.net/g5xcbpo0/" text:style-name="ListLabel_20_2" text:visited-style-name="ListLabel_20_2"><text:span text:style-name="T4">https://jsfiddle.net/g5xcbpo0/</text:span></text:a></text:p>
      <text:p text:style-name="P4"><text:bookmark text:name="_6w22ffa6ayhh"/><text:span text:style-name="T1">10. Написать функцию, возвращающую градус, на который указывают часовая и минутная стрелки в зависимости от времени, например:</text:span></text:p>
      <text:p text:style-name="P2"><text:span text:style-name="T2">clock_degree("00:00") returns : "360:360"<text:line-break/>clock_degree("01:01") returns : "30:6"<text:line-break/>clock_degree("00:01") returns : "360:6"<text:line-break/>clock_degree("01:00") returns : "30:360"<text:line-break/>clock_degree("01:30") returns : "30:180"<text:line-break/>clock_degree("24:00") returns : "Check your time !"<text:line-break/>clock_degree("13:60") returns : "Check your time !"<text:line-break/>clock_degree("20:34") returns : "240:204"</text:span></text:p>
      <text:p text:style-name="P2"><text:soft-page-break/><text:span text:style-name="T2"><text:line-break/></text:span><text:a xlink:type="simple" xlink:href="https://jsfiddle.net/1jyebwL7/" text:style-name="ListLabel_20_2" text:visited-style-name="ListLabel_20_2"><text:span text:style-name="T4">https://jsfiddle.net/1jyebwL7/</text:span></text:a></text:p>
      <text:p text:style-name="P3"/>
      <text:p text:style-name="P4"><text:bookmark text:name="_wg9yamw4rx95"/><text:span text:style-name="T1">11. Написать простую игру «Угадай число». Программа загадывает случайное число от 0 до 100. Игрок должен вводить предположения и получать ответы «Больше», «Меньше» или «Число угадано».</text:span></text:p>
      <text:p text:style-name="Standard"><text:a xlink:type="simple" xlink:href="https://jsfiddle.net/erjy5hax/" text:style-name="ListLabel_20_1" text:visited-style-name="ListLabel_20_1"><text:span text:style-name="T3">https://jsfiddle.net/erjy5hax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Consolas" fo:font-family="Consolas" style:font-family-generic="roman" style:font-pitch="variable" fo:font-size="10pt" style:text-underline-style="solid" style:text-underline-width="auto" style:text-underline-color="font-color" fo:background-color="#f4f5fa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083in" fo:margin-bottom="0.2083in" fo:margin-left="0.2083in" fo:margin-right="0.2083in" fo:background-color="#ffffff" style:writing-mode="lr-tb" style:layout-grid-color="#c0c0c0" style:layout-grid-lines="2688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378" meta:character-count="2613" meta:non-whitespace-character-count="2241"/>
    <meta:generator>LibreOfficeDev/6.0.5.2$Linux_X86_64 LibreOffice_project/</meta:generator>
  </office:meta>
</office:document-meta>
</file>